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 fo:background-color="transparent">
        <style:background-image/>
      </style:table-properties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5" style:family="table-cell">
      <style:table-cell-properties style:vertical-align="middle" fo:background-color="#ff99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10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0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11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1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1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3" style:family="table-row">
      <style:table-row-properties fo:background-color="transparent">
        <style:background-image/>
      </style:table-row-properties>
    </style:style>
    <style:style style:name="Tableau1.A13" style:family="table-cell">
      <style:table-cell-properties fo:background-color="#6b5e9b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3" style:family="table-cell">
      <style:table-cell-properties fo:background-color="#6b5e9b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13" style:family="table-cell">
      <style:table-cell-properties style:vertical-align="middle" fo:background-color="#6b5e9b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14" style:family="table-cell">
      <style:table-cell-properties fo:background-color="#6b5e9b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4" style:family="table-cell">
      <style:table-cell-properties fo:background-color="#6b5e9b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15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5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15" style:family="table-cell">
      <style:table-cell-properties style:vertical-align="middle" fo:background-color="#00ff66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16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6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7cm" table:align="margins" fo:background-color="transparent">
        <style:background-image/>
      </style:table-properties>
    </style:style>
    <style:style style:name="Tableau3.A" style:family="table-column">
      <style:table-column-properties style:column-width="5.666cm" style:rel-column-width="3212*"/>
    </style:style>
    <style:style style:name="Tableau3.B" style:family="table-column">
      <style:table-column-properties style:column-width="5.667cm" style:rel-column-width="3213*"/>
    </style:style>
    <style:style style:name="Tableau3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C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3" style:family="table-row">
      <style:table-row-properties fo:background-color="transparent">
        <style:background-image/>
      </style:table-row-properties>
    </style:style>
    <style:style style:name="Tableau3.A3" style:family="table-cell">
      <style:table-cell-properties fo:background-color="#ff0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" style:family="table-cell">
      <style:table-cell-properties fo:background-color="#ff0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" style:family="table-cell">
      <style:table-cell-properties style:vertical-align="middle" fo:background-color="#ff00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A4" style:family="table-cell">
      <style:table-cell-properties fo:background-color="#ff0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4" style:family="table-cell">
      <style:table-cell-properties fo:background-color="#ff0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5" style:family="table-cell">
      <style:table-cell-properties fo:background-color="#ff8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5" style:family="table-cell">
      <style:table-cell-properties fo:background-color="#ff8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5" style:family="table-cell">
      <style:table-cell-properties style:vertical-align="middle" fo:background-color="#ff80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A6" style:family="table-cell">
      <style:table-cell-properties fo:background-color="#ff8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6" style:family="table-cell">
      <style:table-cell-properties fo:background-color="#ff8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7" style:family="table-cell">
      <style:table-cell-properties fo:background-color="#ff8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7" style:family="table-cell">
      <style:table-cell-properties fo:background-color="#ff8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8" style:family="table-cell">
      <style:table-cell-properties fo:background-color="#ff8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8" style:family="table-cell">
      <style:table-cell-properties fo:background-color="#ff8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9" style:family="table-cell">
      <style:table-cell-properties fo:background-color="#ff8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9" style:family="table-cell">
      <style:table-cell-properties fo:background-color="#ff8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10" style:family="table-cell">
      <style:table-cell-properties fo:background-color="#ff8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0" style:family="table-cell">
      <style:table-cell-properties fo:background-color="#ff8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11" style:family="table-cell">
      <style:table-cell-properties fo:background-color="#ff8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1" style:family="table-cell">
      <style:table-cell-properties fo:background-color="#ff8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12" style:family="table-cell">
      <style:table-cell-properties fo:background-color="#ff8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2" style:family="table-cell">
      <style:table-cell-properties fo:background-color="#ff8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13" style:family="table-cell">
      <style:table-cell-properties fo:background-color="#5983b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3" style:family="table-cell">
      <style:table-cell-properties fo:background-color="#5983b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13" style:family="table-cell">
      <style:table-cell-properties style:vertical-align="middle" fo:background-color="#5983b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A14" style:family="table-cell">
      <style:table-cell-properties fo:background-color="#5983b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4" style:family="table-cell">
      <style:table-cell-properties fo:background-color="#5983b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15" style:family="table-cell">
      <style:table-cell-properties fo:background-color="#5983b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5" style:family="table-cell">
      <style:table-cell-properties fo:background-color="#5983b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16" style:family="table-cell">
      <style:table-cell-properties fo:background-color="#5983b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6" style:family="table-cell">
      <style:table-cell-properties fo:background-color="#5983b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17" style:family="table-cell">
      <style:table-cell-properties fo:background-color="#5983b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7" style:family="table-cell">
      <style:table-cell-properties fo:background-color="#5983b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18" style:family="table-cell">
      <style:table-cell-properties fo:background-color="#5983b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8" style:family="table-cell">
      <style:table-cell-properties fo:background-color="#5983b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19" style:family="table-cell">
      <style:table-cell-properties fo:background-color="#5983b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9" style:family="table-cell">
      <style:table-cell-properties fo:background-color="#5983b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0" style:family="table-cell">
      <style:table-cell-properties fo:background-color="#5983b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0" style:family="table-cell">
      <style:table-cell-properties fo:background-color="#5983b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1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1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1" style:family="table-cell">
      <style:table-cell-properties style:vertical-align="middle" fo:background-color="#ff99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A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29" style:family="table-cell">
      <style:table-cell-properties fo:background-color="#6b5e9b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9" style:family="table-cell">
      <style:table-cell-properties fo:background-color="#6b5e9b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9" style:family="table-cell">
      <style:table-cell-properties style:vertical-align="middle" fo:background-color="#6b5e9b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A30" style:family="table-cell">
      <style:table-cell-properties fo:background-color="#6b5e9b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0" style:family="table-cell">
      <style:table-cell-properties fo:background-color="#6b5e9b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31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1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1" style:family="table-cell">
      <style:table-cell-properties style:vertical-align="middle" fo:background-color="#00ff66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A32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2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7cm" table:align="margins" fo:background-color="transparent">
        <style:background-image/>
      </style:table-properties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C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3" style:family="table-row">
      <style:table-row-properties fo:background-color="transparent">
        <style:background-image/>
      </style:table-row-properties>
    </style:style>
    <style:style style:name="Tableau4.A3" style:family="table-cell">
      <style:table-cell-properties fo:background-color="#ff0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" style:family="table-cell">
      <style:table-cell-properties fo:background-color="#ff0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3" style:family="table-cell">
      <style:table-cell-properties style:vertical-align="middle" fo:background-color="#ff00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A4" style:family="table-cell">
      <style:table-cell-properties fo:background-color="#ff0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4" style:family="table-cell">
      <style:table-cell-properties fo:background-color="#ff0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5" style:family="table-cell">
      <style:table-cell-properties fo:background-color="#ff8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5" style:family="table-cell">
      <style:table-cell-properties fo:background-color="#ff8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5" style:family="table-cell">
      <style:table-cell-properties style:vertical-align="middle" fo:background-color="#ff80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A6" style:family="table-cell">
      <style:table-cell-properties fo:background-color="#ff8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6" style:family="table-cell">
      <style:table-cell-properties fo:background-color="#ff8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7" style:family="table-cell">
      <style:table-cell-properties fo:background-color="#ff8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7" style:family="table-cell">
      <style:table-cell-properties fo:background-color="#ff8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8" style:family="table-cell">
      <style:table-cell-properties fo:background-color="#ff8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8" style:family="table-cell">
      <style:table-cell-properties fo:background-color="#ff8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9" style:family="table-cell">
      <style:table-cell-properties fo:background-color="#ff8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9" style:family="table-cell">
      <style:table-cell-properties fo:background-color="#ff8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10" style:family="table-cell">
      <style:table-cell-properties fo:background-color="#ff8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0" style:family="table-cell">
      <style:table-cell-properties fo:background-color="#ff8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11" style:family="table-cell">
      <style:table-cell-properties fo:background-color="#ff8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1" style:family="table-cell">
      <style:table-cell-properties fo:background-color="#ff8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12" style:family="table-cell">
      <style:table-cell-properties fo:background-color="#ff8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2" style:family="table-cell">
      <style:table-cell-properties fo:background-color="#ff8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13" style:family="table-cell">
      <style:table-cell-properties fo:background-color="#5983b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3" style:family="table-cell">
      <style:table-cell-properties fo:background-color="#5983b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13" style:family="table-cell">
      <style:table-cell-properties style:vertical-align="middle" fo:background-color="#5983b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A14" style:family="table-cell">
      <style:table-cell-properties fo:background-color="#5983b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4" style:family="table-cell">
      <style:table-cell-properties fo:background-color="#5983b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15" style:family="table-cell">
      <style:table-cell-properties fo:background-color="#5983b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5" style:family="table-cell">
      <style:table-cell-properties fo:background-color="#5983b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16" style:family="table-cell">
      <style:table-cell-properties fo:background-color="#5983b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6" style:family="table-cell">
      <style:table-cell-properties fo:background-color="#5983b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17" style:family="table-cell">
      <style:table-cell-properties fo:background-color="#5983b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7" style:family="table-cell">
      <style:table-cell-properties fo:background-color="#5983b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18" style:family="table-cell">
      <style:table-cell-properties fo:background-color="#5983b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8" style:family="table-cell">
      <style:table-cell-properties fo:background-color="#5983b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19" style:family="table-cell">
      <style:table-cell-properties fo:background-color="#5983b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9" style:family="table-cell">
      <style:table-cell-properties fo:background-color="#5983b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0" style:family="table-cell">
      <style:table-cell-properties fo:background-color="#5983b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0" style:family="table-cell">
      <style:table-cell-properties fo:background-color="#5983b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1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1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1" style:family="table-cell">
      <style:table-cell-properties style:vertical-align="middle" fo:background-color="#ff99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A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29" style:family="table-cell">
      <style:table-cell-properties fo:background-color="#6b5e9b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9" style:family="table-cell">
      <style:table-cell-properties fo:background-color="#6b5e9b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9" style:family="table-cell">
      <style:table-cell-properties style:vertical-align="middle" fo:background-color="#6b5e9b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A30" style:family="table-cell">
      <style:table-cell-properties fo:background-color="#6b5e9b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0" style:family="table-cell">
      <style:table-cell-properties fo:background-color="#6b5e9b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31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1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31" style:family="table-cell">
      <style:table-cell-properties style:vertical-align="middle" fo:background-color="#00ff66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A32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32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" style:family="table">
      <style:table-properties style:width="17cm" table:align="margins" fo:background-color="transparent">
        <style:background-image/>
      </style:table-properties>
    </style:style>
    <style:style style:name="Tableau5.A" style:family="table-column">
      <style:table-column-properties style:column-width="5.667cm" style:rel-column-width="21845*"/>
    </style:style>
    <style:style style:name="Tableau5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5.C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.A21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1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1" style:family="table-cell">
      <style:table-cell-properties style:vertical-align="middle" fo:background-color="#ff99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.A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29" style:family="table-row">
      <style:table-row-properties fo:background-color="transparent">
        <style:background-image/>
      </style:table-row-properties>
    </style:style>
    <style:style style:name="Tableau5.A29" style:family="table-cell">
      <style:table-cell-properties fo:background-color="#6b5e9b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9" style:family="table-cell">
      <style:table-cell-properties fo:background-color="#6b5e9b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9" style:family="table-cell">
      <style:table-cell-properties style:vertical-align="middle" fo:background-color="#6b5e9b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.A30" style:family="table-cell">
      <style:table-cell-properties fo:background-color="#6b5e9b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30" style:family="table-cell">
      <style:table-cell-properties fo:background-color="#6b5e9b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A31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31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31" style:family="table-cell">
      <style:table-cell-properties style:vertical-align="middle" fo:background-color="#00ff66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.A32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32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cm" table:align="left" fo:background-color="transparent">
        <style:background-image/>
      </style:table-properties>
    </style:style>
    <style:style style:name="Tableau2.A" style:family="table-column">
      <style:table-column-properties style:column-width="5.667cm"/>
    </style:style>
    <style:style style:name="Tableau2.B" style:family="table-column">
      <style:table-column-properties style:column-width="5.669cm"/>
    </style:style>
    <style:style style:name="Tableau2.C" style:family="table-column">
      <style:table-column-properties style:column-width="5.664cm"/>
    </style:style>
    <style:style style:name="Tableau2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C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5" style:family="table-row">
      <style:table-row-properties fo:background-color="transparent">
        <style:background-image/>
      </style:table-row-properties>
    </style:style>
    <style:style style:name="Tableau2.A5" style:family="table-cell">
      <style:table-cell-properties fo:background-color="#ff8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5" style:family="table-cell">
      <style:table-cell-properties fo:background-color="#ff8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5" style:family="table-cell">
      <style:table-cell-properties style:vertical-align="middle" fo:background-color="#ff80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6" style:family="table-cell">
      <style:table-cell-properties fo:background-color="#ff8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6" style:family="table-cell">
      <style:table-cell-properties fo:background-color="#ff8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7" style:family="table-cell">
      <style:table-cell-properties fo:background-color="#ff8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7" style:family="table-cell">
      <style:table-cell-properties fo:background-color="#ff8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8" style:family="table-cell">
      <style:table-cell-properties fo:background-color="#ff8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8" style:family="table-cell">
      <style:table-cell-properties fo:background-color="#ff8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9" style:family="table-cell">
      <style:table-cell-properties fo:background-color="#ff8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9" style:family="table-cell">
      <style:table-cell-properties fo:background-color="#ff8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10" style:family="table-cell">
      <style:table-cell-properties fo:background-color="#ff8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0" style:family="table-cell">
      <style:table-cell-properties fo:background-color="#ff8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11" style:family="table-cell">
      <style:table-cell-properties fo:background-color="#ff8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1" style:family="table-cell">
      <style:table-cell-properties fo:background-color="#ff8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12" style:family="table-cell">
      <style:table-cell-properties fo:background-color="#ff8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2" style:family="table-cell">
      <style:table-cell-properties fo:background-color="#ff8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13" style:family="table-cell">
      <style:table-cell-properties fo:background-color="#5983b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3" style:family="table-cell">
      <style:table-cell-properties fo:background-color="#5983b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13" style:family="table-cell">
      <style:table-cell-properties style:vertical-align="middle" fo:background-color="#5983b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14" style:family="table-cell">
      <style:table-cell-properties fo:background-color="#5983b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4" style:family="table-cell">
      <style:table-cell-properties fo:background-color="#5983b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15" style:family="table-cell">
      <style:table-cell-properties fo:background-color="#5983b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5" style:family="table-cell">
      <style:table-cell-properties fo:background-color="#5983b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16" style:family="table-cell">
      <style:table-cell-properties fo:background-color="#5983b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6" style:family="table-cell">
      <style:table-cell-properties fo:background-color="#5983b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17" style:family="table-cell">
      <style:table-cell-properties fo:background-color="#5983b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7" style:family="table-cell">
      <style:table-cell-properties fo:background-color="#5983b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18" style:family="table-cell">
      <style:table-cell-properties fo:background-color="#5983b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8" style:family="table-cell">
      <style:table-cell-properties fo:background-color="#5983b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19" style:family="table-cell">
      <style:table-cell-properties fo:background-color="#5983b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9" style:family="table-cell">
      <style:table-cell-properties fo:background-color="#5983b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0" style:family="table-cell">
      <style:table-cell-properties fo:background-color="#5983b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0" style:family="table-cell">
      <style:table-cell-properties fo:background-color="#5983b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1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1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1" style:family="table-cell">
      <style:table-cell-properties style:vertical-align="middle" fo:background-color="#ff99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6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7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29" style:family="table-cell">
      <style:table-cell-properties fo:background-color="#6b5e9b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9" style:family="table-cell">
      <style:table-cell-properties fo:background-color="#6b5e9b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9" style:family="table-cell">
      <style:table-cell-properties style:vertical-align="middle" fo:background-color="#6b5e9b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30" style:family="table-cell">
      <style:table-cell-properties fo:background-color="#6b5e9b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0" style:family="table-cell">
      <style:table-cell-properties fo:background-color="#6b5e9b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31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1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1" style:family="table-cell">
      <style:table-cell-properties style:vertical-align="middle" fo:background-color="#00ff66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32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2" style:family="table-cell">
      <style:table-cell-properties fo:background-color="#00ff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ba9" officeooo:paragraph-rsid="001ccb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ba9" officeooo:paragraph-rsid="0024a8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c24" officeooo:paragraph-rsid="001d5b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c24" officeooo:paragraph-rsid="0024a8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5b57" officeooo:paragraph-rsid="001d5b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5b57" officeooo:paragraph-rsid="0024a8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4a8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f8c8" officeooo:paragraph-rsid="0022f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f8c8" officeooo:paragraph-rsid="0024a8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officeooo:rsid="001c48ba" officeooo:paragraph-rsid="001c48ba"/>
    </style:style>
    <style:style style:name="P12" style:family="paragraph" style:parent-style-name="Standard">
      <style:text-properties officeooo:rsid="001c48ba" officeooo:paragraph-rsid="0024a89e"/>
    </style:style>
    <style:style style:name="P13" style:family="paragraph" style:parent-style-name="Standard">
      <style:text-properties officeooo:paragraph-rsid="001f2cbf"/>
    </style:style>
    <style:style style:name="P14" style:family="paragraph" style:parent-style-name="Standard">
      <style:text-properties officeooo:paragraph-rsid="0024a89e"/>
    </style:style>
    <style:style style:name="P15" style:family="paragraph" style:parent-style-name="Standard" style:list-style-name="L1">
      <style:text-properties officeooo:rsid="001c48ba" officeooo:paragraph-rsid="001c48ba"/>
    </style:style>
    <style:style style:name="P16" style:family="paragraph" style:parent-style-name="Standard" style:list-style-name="L2">
      <style:text-properties officeooo:rsid="001c48ba" officeooo:paragraph-rsid="001c48ba"/>
    </style:style>
    <style:style style:name="P17" style:family="paragraph" style:parent-style-name="Standard">
      <style:text-properties officeooo:rsid="001c48ba" officeooo:paragraph-rsid="001c48ba"/>
    </style:style>
    <style:style style:name="P18" style:family="paragraph" style:parent-style-name="Standard" style:list-style-name="L2">
      <style:paragraph-properties fo:break-before="page"/>
      <style:text-properties officeooo:rsid="001c48ba" officeooo:paragraph-rsid="00244bb3"/>
    </style:style>
    <style:style style:name="P19" style:family="paragraph" style:parent-style-name="Standard" style:list-style-name="L2">
      <style:paragraph-properties fo:break-before="page"/>
      <style:text-properties officeooo:rsid="001c48ba" officeooo:paragraph-rsid="001f2cbf"/>
    </style:style>
    <style:style style:name="P20" style:family="paragraph" style:parent-style-name="Standard" style:list-style-name="L2">
      <style:paragraph-properties fo:break-before="page"/>
      <style:text-properties officeooo:rsid="001c48ba" officeooo:paragraph-rsid="001c48ba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ba9" officeooo:paragraph-rsid="002651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ba9" officeooo:paragraph-rsid="00244b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c24" officeooo:paragraph-rsid="00244b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44b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4a8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f8c8" officeooo:paragraph-rsid="00244b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5b57" officeooo:paragraph-rsid="00244b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516f" officeooo:paragraph-rsid="002651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ed27" officeooo:paragraph-rsid="0027ed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21c4c3"/>
    </style:style>
    <style:style style:name="T2" style:family="text">
      <style:text-properties officeooo:rsid="001d5b57"/>
    </style:style>
    <style:style style:name="T3" style:family="text">
      <style:text-properties officeooo:rsid="001f2cbf"/>
    </style:style>
    <style:style style:name="T4" style:family="text">
      <style:text-properties officeooo:rsid="00244bb3"/>
    </style:style>
    <style:style style:name="T5" style:family="text">
      <style:text-properties officeooo:rsid="0026516f"/>
    </style:style>
    <style:style style:name="T6" style:family="text">
      <style:text-properties officeooo:rsid="0027ed2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lans mémoire pour la diapo <text:span text:style-name="T3">24</text:span></text:p>
      <text:list xml:id="list2825615018" text:style-name="L1">
        <text:list-item>
          <text:p text:style-name="P15"><text:span text:style-name="T5">Étape</text:span> 1</text:p>
          <text:p text:style-name="P15"/>
        </text:list-item>
      </text:list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">Adresse</text:p>
          </table:table-cell>
          <table:table-cell table:style-name="Tableau1.A1" office:value-type="string">
            <text:p text:style-name="P1">Valeur (sur 8 bits)<text:span text:style-name="T2"> en hexa</text:span></text:p>
          </table:table-cell>
          <table:table-cell table:style-name="Tableau1.C1" office:value-type="string">
            <text:p text:style-name="P1">Nom de la variable</text:p>
          </table:table-cell>
        </table:table-row>
        <table:table-row>
          <table:table-cell table:style-name="Tableau1.A2" office:value-type="string">
            <text:p text:style-name="P3">00 00 7f ff ff ff e1 <text:span text:style-name="T1">ce</text:span></text:p>
          </table:table-cell>
          <table:table-cell table:style-name="Tableau1.A2" office:value-type="string">
            <text:p text:style-name="P7"/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3">00 00 7f ff ff ff e1 <text:span text:style-name="T1">cd</text:span></text:p>
          </table:table-cell>
          <table:table-cell table:style-name="Tableau1.A2" office:value-type="string">
            <text:p text:style-name="P7"/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3">00 00 7f ff ff ff e1 <text:span text:style-name="T1">cc</text:span></text:p>
          </table:table-cell>
          <table:table-cell table:style-name="Tableau1.A2" office:value-type="string">
            <text:p text:style-name="P7"/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B12" office:value-type="string">
            <text:p text:style-name="P3">00 00 7f ff ff ff e1 <text:span text:style-name="T1">cb</text:span></text:p>
          </table:table-cell>
          <table:table-cell table:style-name="Tableau1.B12" office:value-type="string">
            <text:p text:style-name="P9">00</text:p>
          </table:table-cell>
          <table:table-cell table:style-name="Tableau1.C5" table:number-rows-spanned="8" office:value-type="string">
            <text:p text:style-name="P7"/>
            <text:p text:style-name="P9">ptr</text:p>
          </table:table-cell>
        </table:table-row>
        <table:table-row>
          <table:table-cell table:style-name="Tableau1.B12" office:value-type="string">
            <text:p text:style-name="P3">00 00 7f ff ff ff e1 <text:span text:style-name="T1">ca</text:span></text:p>
          </table:table-cell>
          <table:table-cell table:style-name="Tableau1.B12" office:value-type="string">
            <text:p text:style-name="P9">00</text:p>
          </table:table-cell>
          <table:covered-table-cell/>
        </table:table-row>
        <table:table-row>
          <table:table-cell table:style-name="Tableau1.B12" office:value-type="string">
            <text:p text:style-name="P3">00 00 7f ff ff ff e1 <text:span text:style-name="T1">c9</text:span></text:p>
          </table:table-cell>
          <table:table-cell table:style-name="Tableau1.B12" office:value-type="string">
            <text:p text:style-name="P9">7f</text:p>
          </table:table-cell>
          <table:covered-table-cell/>
        </table:table-row>
        <table:table-row>
          <table:table-cell table:style-name="Tableau1.B12" office:value-type="string">
            <text:p text:style-name="P3">00 00 7f ff ff ff e1 <text:span text:style-name="T1">c8</text:span></text:p>
          </table:table-cell>
          <table:table-cell table:style-name="Tableau1.B12" office:value-type="string">
            <text:p text:style-name="P9">ff</text:p>
          </table:table-cell>
          <table:covered-table-cell/>
        </table:table-row>
        <table:table-row>
          <table:table-cell table:style-name="Tableau1.B12" office:value-type="string">
            <text:p text:style-name="P3">00 00 7f ff ff ff e1 <text:span text:style-name="T1">c7</text:span></text:p>
          </table:table-cell>
          <table:table-cell table:style-name="Tableau1.B12" office:value-type="string">
            <text:p text:style-name="P9">ff</text:p>
          </table:table-cell>
          <table:covered-table-cell/>
        </table:table-row>
        <table:table-row>
          <table:table-cell table:style-name="Tableau1.B12" office:value-type="string">
            <text:p text:style-name="P3">00 00 7f ff ff ff e1 <text:span text:style-name="T1">c6</text:span></text:p>
          </table:table-cell>
          <table:table-cell table:style-name="Tableau1.B12" office:value-type="string">
            <text:p text:style-name="P9">ff</text:p>
          </table:table-cell>
          <table:covered-table-cell/>
        </table:table-row>
        <table:table-row>
          <table:table-cell table:style-name="Tableau1.B12" office:value-type="string">
            <text:p text:style-name="P3">00 00 7f ff ff ff e1 <text:span text:style-name="T1">c5</text:span></text:p>
          </table:table-cell>
          <table:table-cell table:style-name="Tableau1.B12" office:value-type="string">
            <text:p text:style-name="P9">e1</text:p>
          </table:table-cell>
          <table:covered-table-cell/>
        </table:table-row>
        <table:table-row>
          <table:table-cell table:style-name="Tableau1.B12" office:value-type="string">
            <text:p text:style-name="P3">00 00 7f ff ff ff e1 <text:span text:style-name="T1">c4</text:span></text:p>
          </table:table-cell>
          <table:table-cell table:style-name="Tableau1.B12" office:value-type="string">
            <text:p text:style-name="P9">c0</text:p>
          </table:table-cell>
          <table:covered-table-cell/>
        </table:table-row>
        <table:table-row table:style-name="Tableau1.13">
          <table:table-cell table:style-name="Tableau1.B14" office:value-type="string">
            <text:p text:style-name="P3">00 00 7f ff ff ff e1 <text:span text:style-name="T1">c3</text:span></text:p>
          </table:table-cell>
          <table:table-cell table:style-name="Tableau1.B14" office:value-type="string">
            <text:p text:style-name="P5">00</text:p>
          </table:table-cell>
          <table:table-cell table:style-name="Tableau1.C13" table:number-rows-spanned="2" office:value-type="string">
            <text:p text:style-name="P5">val2</text:p>
          </table:table-cell>
        </table:table-row>
        <table:table-row table:style-name="Tableau1.13">
          <table:table-cell table:style-name="Tableau1.B14" office:value-type="string">
            <text:p text:style-name="P3">00 00 7f ff ff ff e1 <text:span text:style-name="T1">c2</text:span></text:p>
          </table:table-cell>
          <table:table-cell table:style-name="Tableau1.B14" office:value-type="string">
            <text:p text:style-name="P5">02</text:p>
          </table:table-cell>
          <table:covered-table-cell/>
        </table:table-row>
        <table:table-row>
          <table:table-cell table:style-name="Tableau1.B15" office:value-type="string">
            <text:p text:style-name="P3">00 00 7f ff ff ff e1 <text:span text:style-name="T1">c1</text:span></text:p>
          </table:table-cell>
          <table:table-cell table:style-name="Tableau1.B15" office:value-type="string">
            <text:p text:style-name="P5">00</text:p>
          </table:table-cell>
          <table:table-cell table:style-name="Tableau1.C15" table:number-rows-spanned="2" office:value-type="string">
            <text:p text:style-name="P5">val1</text:p>
          </table:table-cell>
        </table:table-row>
        <table:table-row>
          <table:table-cell table:style-name="Tableau1.B16" office:value-type="string">
            <text:p text:style-name="P3"><text:bookmark-start text:name="__DdeLink__612_1048182020"/><text:bookmark-start text:name="__DdeLink__913_4273500075"/>00 00 7f ff ff ff e1 <text:span text:style-name="T1">c</text:span><text:bookmark-end text:name="__DdeLink__612_1048182020"/><text:bookmark-end text:name="__DdeLink__913_4273500075"/><text:span text:style-name="T1">0</text:span></text:p>
          </table:table-cell>
          <table:table-cell table:style-name="Tableau1.B16" office:value-type="string">
            <text:p text:style-name="P5">01</text:p>
          </table:table-cell>
          <table:covered-table-cell/>
        </table:table-row>
      </table:table>
      <text:p text:style-name="P17"/>
      <text:list xml:id="list378724647" text:style-name="L2">
        <text:list-item>
          <text:p text:style-name="P20"><text:span text:style-name="T5">Étape</text:span> 2</text:p>
          <text:p text:style-name="P16"/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22">Adresse</text:p>
          </table:table-cell>
          <table:table-cell table:style-name="Tableau2.A1" office:value-type="string">
            <text:p text:style-name="P21">Valeur (sur 8 bits)<text:span text:style-name="T2"> en hexa</text:span></text:p>
          </table:table-cell>
          <table:table-cell table:style-name="Tableau2.C1" office:value-type="string">
            <text:p text:style-name="P22">Nom de la variable</text:p>
          </table:table-cell>
        </table:table-row>
        <table:table-row>
          <table:table-cell table:style-name="Tableau2.A2" office:value-type="string">
            <text:p text:style-name="P23">00 00 7f ff ff ff e1 <text:span text:style-name="T4">de</text:span></text:p>
          </table:table-cell>
          <table:table-cell table:style-name="Tableau2.A2" office:value-type="string">
            <text:p text:style-name="P24"/>
          </table:table-cell>
          <table:table-cell table:style-name="Tableau2.C2" office:value-type="string">
            <text:p text:style-name="P24"/>
          </table:table-cell>
        </table:table-row>
        <table:table-row>
          <table:table-cell table:style-name="Tableau2.A2" office:value-type="string">
            <text:p text:style-name="P23">00 00 7f ff ff ff e1 <text:span text:style-name="T4">dd</text:span></text:p>
          </table:table-cell>
          <table:table-cell table:style-name="Tableau2.A2" office:value-type="string">
            <text:p text:style-name="P24"/>
          </table:table-cell>
          <table:table-cell table:style-name="Tableau2.C2" office:value-type="string">
            <text:p text:style-name="P24"/>
          </table:table-cell>
        </table:table-row>
        <table:table-row>
          <table:table-cell table:style-name="Tableau2.A2" office:value-type="string">
            <text:p text:style-name="P23">00 00 7f ff ff ff e1 <text:span text:style-name="T4">dc</text:span></text:p>
          </table:table-cell>
          <table:table-cell table:style-name="Tableau2.A2" office:value-type="string">
            <text:p text:style-name="P28"/>
          </table:table-cell>
          <table:table-cell table:style-name="Tableau2.C2" office:value-type="string">
            <text:p text:style-name="P28"/>
          </table:table-cell>
        </table:table-row>
        <table:table-row table:style-name="Tableau2.5">
          <table:table-cell table:style-name="Tableau2.A12" office:value-type="string">
            <text:p text:style-name="P23">00 00 7f ff ff ff e1 <text:span text:style-name="T4">db</text:span></text:p>
          </table:table-cell>
          <table:table-cell table:style-name="Tableau2.B5" office:value-type="string">
            <text:p text:style-name="P28">00</text:p>
          </table:table-cell>
          <table:table-cell table:style-name="Tableau2.C5" table:number-rows-spanned="8" office:value-type="string">
            <text:p text:style-name="P28">ptrV2</text:p>
          </table:table-cell>
        </table:table-row>
        <table:table-row table:style-name="Tableau2.5">
          <table:table-cell table:style-name="Tableau2.A12" office:value-type="string">
            <text:p text:style-name="P23">00 00 7f ff ff ff e1 <text:span text:style-name="T4">da</text:span></text:p>
          </table:table-cell>
          <table:table-cell table:style-name="Tableau2.B6" office:value-type="string">
            <text:p text:style-name="P28">00</text:p>
          </table:table-cell>
          <table:covered-table-cell/>
        </table:table-row>
        <table:table-row table:style-name="Tableau2.5">
          <table:table-cell table:style-name="Tableau2.A12" office:value-type="string">
            <text:p text:style-name="P23">00 00 7f ff ff ff e1 <text:span text:style-name="T4">d9</text:span></text:p>
          </table:table-cell>
          <table:table-cell table:style-name="Tableau2.B7" office:value-type="string">
            <text:p text:style-name="P28">FF</text:p>
          </table:table-cell>
          <table:covered-table-cell/>
        </table:table-row>
        <table:table-row table:style-name="Tableau2.5">
          <table:table-cell table:style-name="Tableau2.A12" office:value-type="string">
            <text:p text:style-name="P23">00 00 7f ff ff ff e1 <text:span text:style-name="T4">d8</text:span></text:p>
          </table:table-cell>
          <table:table-cell table:style-name="Tableau2.B8" office:value-type="string">
            <text:p text:style-name="P28">FF</text:p>
          </table:table-cell>
          <table:covered-table-cell/>
        </table:table-row>
        <table:table-row table:style-name="Tableau2.5">
          <table:table-cell table:style-name="Tableau2.A12" office:value-type="string">
            <text:p text:style-name="P23">00 00 7f ff ff ff e1 <text:span text:style-name="T4">d7</text:span></text:p>
          </table:table-cell>
          <table:table-cell table:style-name="Tableau2.B9" office:value-type="string">
            <text:p text:style-name="P28">FF</text:p>
          </table:table-cell>
          <table:covered-table-cell/>
        </table:table-row>
        <table:table-row table:style-name="Tableau2.5">
          <table:table-cell table:style-name="Tableau2.A12" office:value-type="string">
            <text:p text:style-name="P23">00 00 7f ff ff ff e1 <text:span text:style-name="T4">d6</text:span></text:p>
          </table:table-cell>
          <table:table-cell table:style-name="Tableau2.B10" office:value-type="string">
            <text:p text:style-name="P28">FF</text:p>
          </table:table-cell>
          <table:covered-table-cell/>
        </table:table-row>
        <table:table-row table:style-name="Tableau2.5">
          <table:table-cell table:style-name="Tableau2.A12" office:value-type="string">
            <text:p text:style-name="P23">00 00 7f ff ff ff e1 <text:span text:style-name="T4">d5</text:span></text:p>
          </table:table-cell>
          <table:table-cell table:style-name="Tableau2.B11" office:value-type="string">
            <text:p text:style-name="P28">E1</text:p>
          </table:table-cell>
          <table:covered-table-cell/>
        </table:table-row>
        <table:table-row table:style-name="Tableau2.5">
          <table:table-cell table:style-name="Tableau2.A12" office:value-type="string">
            <text:p text:style-name="P23">00 00 7f ff ff ff e1 <text:span text:style-name="T4">d4</text:span></text:p>
          </table:table-cell>
          <table:table-cell table:style-name="Tableau2.B12" office:value-type="string">
            <text:p text:style-name="P28">C2</text:p>
          </table:table-cell>
          <table:covered-table-cell/>
        </table:table-row>
        <table:table-row table:style-name="Tableau2.5">
          <table:table-cell table:style-name="Tableau2.A20" office:value-type="string">
            <text:p text:style-name="P23">00 00 7f ff ff ff e1 <text:span text:style-name="T4">d3</text:span></text:p>
          </table:table-cell>
          <table:table-cell table:style-name="Tableau2.B13" office:value-type="string">
            <text:p text:style-name="P26">00</text:p>
          </table:table-cell>
          <table:table-cell table:style-name="Tableau2.C13" table:number-rows-spanned="8" office:value-type="string">
            <text:p text:style-name="P28">ptrV1</text:p>
          </table:table-cell>
        </table:table-row>
        <table:table-row table:style-name="Tableau2.5">
          <table:table-cell table:style-name="Tableau2.A20" office:value-type="string">
            <text:p text:style-name="P23">00 00 7f ff ff ff e1 <text:span text:style-name="T4">d2</text:span></text:p>
          </table:table-cell>
          <table:table-cell table:style-name="Tableau2.B14" office:value-type="string">
            <text:p text:style-name="P26">00</text:p>
          </table:table-cell>
          <table:covered-table-cell/>
        </table:table-row>
        <table:table-row table:style-name="Tableau2.5">
          <table:table-cell table:style-name="Tableau2.A20" office:value-type="string">
            <text:p text:style-name="P23">00 00 7f ff ff ff e1 <text:span text:style-name="T4">d1</text:span></text:p>
          </table:table-cell>
          <table:table-cell table:style-name="Tableau2.B15" office:value-type="string">
            <text:p text:style-name="P26">7f</text:p>
          </table:table-cell>
          <table:covered-table-cell/>
        </table:table-row>
        <table:table-row table:style-name="Tableau2.5">
          <table:table-cell table:style-name="Tableau2.A20" office:value-type="string">
            <text:p text:style-name="P23">00 00 7f ff ff ff e1 <text:span text:style-name="T4">d0</text:span></text:p>
          </table:table-cell>
          <table:table-cell table:style-name="Tableau2.B16" office:value-type="string">
            <text:p text:style-name="P26">ff</text:p>
          </table:table-cell>
          <table:covered-table-cell/>
        </table:table-row>
        <table:table-row table:style-name="Tableau2.5">
          <table:table-cell table:style-name="Tableau2.A20" office:value-type="string">
            <text:p text:style-name="P23">00 00 7f ff ff ff e1 <text:span text:style-name="T1">cf</text:span></text:p>
          </table:table-cell>
          <table:table-cell table:style-name="Tableau2.B17" office:value-type="string">
            <text:p text:style-name="P26">ff</text:p>
          </table:table-cell>
          <table:covered-table-cell/>
        </table:table-row>
        <table:table-row table:style-name="Tableau2.5">
          <table:table-cell table:style-name="Tableau2.A20" office:value-type="string">
            <text:p text:style-name="P23">00 00 7f ff ff ff e1 <text:span text:style-name="T1">ce</text:span></text:p>
          </table:table-cell>
          <table:table-cell table:style-name="Tableau2.B18" office:value-type="string">
            <text:p text:style-name="P26">ff</text:p>
          </table:table-cell>
          <table:covered-table-cell/>
        </table:table-row>
        <table:table-row table:style-name="Tableau2.5">
          <table:table-cell table:style-name="Tableau2.A20" office:value-type="string">
            <text:p text:style-name="P23">00 00 7f ff ff ff e1 <text:span text:style-name="T1">cd</text:span></text:p>
          </table:table-cell>
          <table:table-cell table:style-name="Tableau2.B19" office:value-type="string">
            <text:p text:style-name="P26">e1</text:p>
          </table:table-cell>
          <table:covered-table-cell/>
        </table:table-row>
        <table:table-row table:style-name="Tableau2.5">
          <table:table-cell table:style-name="Tableau2.A20" office:value-type="string">
            <text:p text:style-name="P23">00 00 7f ff ff ff e1 <text:span text:style-name="T1">cc</text:span></text:p>
          </table:table-cell>
          <table:table-cell table:style-name="Tableau2.B20" office:value-type="string">
            <text:p text:style-name="P26">c0</text:p>
          </table:table-cell>
          <table:covered-table-cell/>
        </table:table-row>
        <table:table-row>
          <table:table-cell table:style-name="Tableau2.A28" office:value-type="string">
            <text:p text:style-name="P23">00 00 7f ff ff ff e1 <text:span text:style-name="T1">cb</text:span></text:p>
          </table:table-cell>
          <table:table-cell table:style-name="Tableau2.B21" office:value-type="string">
            <text:p text:style-name="P26">00</text:p>
          </table:table-cell>
          <table:table-cell table:style-name="Tableau2.C21" table:number-rows-spanned="8" office:value-type="string">
            <text:p text:style-name="P24"/>
            <text:p text:style-name="P26">ptr</text:p>
          </table:table-cell>
        </table:table-row>
        <table:table-row>
          <table:table-cell table:style-name="Tableau2.A28" office:value-type="string">
            <text:p text:style-name="P23">00 00 7f ff ff ff e1 <text:span text:style-name="T1">ca</text:span></text:p>
          </table:table-cell>
          <table:table-cell table:style-name="Tableau2.B22" office:value-type="string">
            <text:p text:style-name="P26">00</text:p>
          </table:table-cell>
          <table:covered-table-cell/>
        </table:table-row>
        <table:table-row>
          <table:table-cell table:style-name="Tableau2.A28" office:value-type="string">
            <text:p text:style-name="P23">00 00 7f ff ff ff e1 <text:span text:style-name="T1">c9</text:span></text:p>
          </table:table-cell>
          <table:table-cell table:style-name="Tableau2.B23" office:value-type="string">
            <text:p text:style-name="P26">7f</text:p>
          </table:table-cell>
          <table:covered-table-cell/>
        </table:table-row>
        <table:table-row>
          <table:table-cell table:style-name="Tableau2.A28" office:value-type="string">
            <text:p text:style-name="P23">00 00 7f ff ff ff e1 <text:span text:style-name="T1">c8</text:span></text:p>
          </table:table-cell>
          <table:table-cell table:style-name="Tableau2.B24" office:value-type="string">
            <text:p text:style-name="P26">ff</text:p>
          </table:table-cell>
          <table:covered-table-cell/>
        </table:table-row>
        <table:table-row>
          <table:table-cell table:style-name="Tableau2.A28" office:value-type="string">
            <text:p text:style-name="P23">00 00 7f ff ff ff e1 <text:span text:style-name="T1">c7</text:span></text:p>
          </table:table-cell>
          <table:table-cell table:style-name="Tableau2.B25" office:value-type="string">
            <text:p text:style-name="P26">ff</text:p>
          </table:table-cell>
          <table:covered-table-cell/>
        </table:table-row>
        <table:table-row>
          <table:table-cell table:style-name="Tableau2.A28" office:value-type="string">
            <text:p text:style-name="P23">00 00 7f ff ff ff e1 <text:span text:style-name="T1">c6</text:span></text:p>
          </table:table-cell>
          <table:table-cell table:style-name="Tableau2.B26" office:value-type="string">
            <text:p text:style-name="P26">ff</text:p>
          </table:table-cell>
          <table:covered-table-cell/>
        </table:table-row>
        <table:table-row>
          <table:table-cell table:style-name="Tableau2.A28" office:value-type="string">
            <text:p text:style-name="P23">00 00 7f ff ff ff e1 <text:span text:style-name="T1">c5</text:span></text:p>
          </table:table-cell>
          <table:table-cell table:style-name="Tableau2.B27" office:value-type="string">
            <text:p text:style-name="P26">e1</text:p>
          </table:table-cell>
          <table:covered-table-cell/>
        </table:table-row>
        <table:table-row>
          <table:table-cell table:style-name="Tableau2.A28" office:value-type="string">
            <text:p text:style-name="P23">00 00 7f ff ff ff e1 <text:span text:style-name="T1">c4</text:span></text:p>
          </table:table-cell>
          <table:table-cell table:style-name="Tableau2.B28" office:value-type="string">
            <text:p text:style-name="P26">c0</text:p>
          </table:table-cell>
          <table:covered-table-cell/>
        </table:table-row>
        <table:table-row table:style-name="Tableau2.5">
          <table:table-cell table:style-name="Tableau2.A30" office:value-type="string">
            <text:p text:style-name="P23">00 00 7f ff ff ff e1 <text:span text:style-name="T1">c3</text:span></text:p>
          </table:table-cell>
          <table:table-cell table:style-name="Tableau2.B29" office:value-type="string">
            <text:p text:style-name="P27">00</text:p>
          </table:table-cell>
          <table:table-cell table:style-name="Tableau2.C29" table:number-rows-spanned="2" office:value-type="string">
            <text:p text:style-name="P27">val2</text:p>
          </table:table-cell>
        </table:table-row>
        <table:table-row table:style-name="Tableau2.5">
          <table:table-cell table:style-name="Tableau2.A30" office:value-type="string">
            <text:p text:style-name="P23">00 00 7f ff ff ff e1 <text:span text:style-name="T1">c2</text:span></text:p>
          </table:table-cell>
          <table:table-cell table:style-name="Tableau2.B30" office:value-type="string">
            <text:p text:style-name="P27">02</text:p>
          </table:table-cell>
          <table:covered-table-cell/>
        </table:table-row>
        <table:table-row>
          <table:table-cell table:style-name="Tableau2.A31" office:value-type="string">
            <text:p text:style-name="P23">00 00 7f ff ff ff e1 <text:span text:style-name="T1">c1</text:span></text:p>
          </table:table-cell>
          <table:table-cell table:style-name="Tableau2.B31" office:value-type="string">
            <text:p text:style-name="P27">00</text:p>
          </table:table-cell>
          <table:table-cell table:style-name="Tableau2.C31" table:number-rows-spanned="2" office:value-type="string">
            <text:p text:style-name="P27">val1</text:p>
          </table:table-cell>
        </table:table-row>
        <table:table-row>
          <table:table-cell table:style-name="Tableau2.A32" office:value-type="string">
            <text:p text:style-name="P23"><text:bookmark-start text:name="__DdeLink__913_42735000751"/><text:bookmark-start text:name="__DdeLink__612_10481820201"/>00 00 7f ff ff ff e1 <text:span text:style-name="T1">c</text:span><text:bookmark-end text:name="__DdeLink__913_42735000751"/><text:bookmark-end text:name="__DdeLink__612_10481820201"/><text:span text:style-name="T1">0</text:span></text:p>
          </table:table-cell>
          <table:table-cell table:style-name="Tableau2.B32" office:value-type="string">
            <text:p text:style-name="P27">01</text:p>
          </table:table-cell>
          <table:covered-table-cell/>
        </table:table-row>
      </table:table>
      <text:list xml:id="list153646139555066" text:continue-numbering="true" text:style-name="L2">
        <text:list-item>
          <text:p text:style-name="P18"><text:span text:style-name="T5">Étape</text:span> 3</text:p>
        </text:list-item>
      </text:list>
      <text:p text:style-name="P12"/>
      <table:table table:name="Tableau3" table:style-name="Tableau3">
        <table:table-column table:style-name="Tableau3.A"/>
        <table:table-column table:style-name="Tableau3.B" table:number-columns-repeated="2"/>
        <table:table-row>
          <table:table-cell table:style-name="Tableau3.A1" office:value-type="string">
            <text:p text:style-name="P2">Adresse</text:p>
          </table:table-cell>
          <table:table-cell table:style-name="Tableau3.A1" office:value-type="string">
            <text:p text:style-name="P2">Valeur(sur 8 bits)<text:span text:style-name="T2"> en hexa</text:span></text:p>
          </table:table-cell>
          <table:table-cell table:style-name="Tableau3.C1" office:value-type="string">
            <text:p text:style-name="P2">Nom de la variable</text:p>
          </table:table-cell>
        </table:table-row>
        <table:table-row>
          <table:table-cell table:style-name="Tableau3.A2" office:value-type="string">
            <text:p text:style-name="P4">00 00 7f ff ff ff e1 <text:span text:style-name="T4">de</text:span></text:p>
          </table:table-cell>
          <table:table-cell table:style-name="Tableau3.A2" office:value-type="string">
            <text:p text:style-name="P8"/>
          </table:table-cell>
          <table:table-cell table:style-name="Tableau3.C2" office:value-type="string">
            <text:p text:style-name="P8"/>
          </table:table-cell>
        </table:table-row>
        <table:table-row table:style-name="Tableau3.3">
          <table:table-cell table:style-name="Tableau3.A4" office:value-type="string">
            <text:p text:style-name="P4">00 00 7f ff ff ff e1 <text:span text:style-name="T4">dd</text:span></text:p>
          </table:table-cell>
          <table:table-cell table:style-name="Tableau3.B3" office:value-type="string">
            <text:p text:style-name="P29">00</text:p>
          </table:table-cell>
          <table:table-cell table:style-name="Tableau3.C3" table:number-rows-spanned="2" office:value-type="string">
            <text:p text:style-name="P29">val1</text:p>
          </table:table-cell>
        </table:table-row>
        <table:table-row table:style-name="Tableau3.3">
          <table:table-cell table:style-name="Tableau3.A4" office:value-type="string">
            <text:p text:style-name="P4">00 00 7f ff ff ff e1 <text:span text:style-name="T4">dc</text:span></text:p>
          </table:table-cell>
          <table:table-cell table:style-name="Tableau3.B4" office:value-type="string">
            <text:p text:style-name="P29">01</text:p>
          </table:table-cell>
          <table:covered-table-cell/>
        </table:table-row>
        <table:table-row table:style-name="Tableau3.3">
          <table:table-cell table:style-name="Tableau3.A12" office:value-type="string">
            <text:p text:style-name="P4">00 00 7f ff ff ff e1 <text:span text:style-name="T4">db</text:span></text:p>
          </table:table-cell>
          <table:table-cell table:style-name="Tableau3.B5" office:value-type="string">
            <text:p text:style-name="P28">00</text:p>
          </table:table-cell>
          <table:table-cell table:style-name="Tableau3.C5" table:number-rows-spanned="8" office:value-type="string">
            <text:p text:style-name="P28">ptrV2</text:p>
          </table:table-cell>
        </table:table-row>
        <table:table-row table:style-name="Tableau3.3">
          <table:table-cell table:style-name="Tableau3.A12" office:value-type="string">
            <text:p text:style-name="P4">00 00 7f ff ff ff e1 <text:span text:style-name="T4">da</text:span></text:p>
          </table:table-cell>
          <table:table-cell table:style-name="Tableau3.B6" office:value-type="string">
            <text:p text:style-name="P28">00</text:p>
          </table:table-cell>
          <table:covered-table-cell/>
        </table:table-row>
        <table:table-row table:style-name="Tableau3.3">
          <table:table-cell table:style-name="Tableau3.A12" office:value-type="string">
            <text:p text:style-name="P4">00 00 7f ff ff ff e1 <text:span text:style-name="T4">d9</text:span></text:p>
          </table:table-cell>
          <table:table-cell table:style-name="Tableau3.B7" office:value-type="string">
            <text:p text:style-name="P28">FF</text:p>
          </table:table-cell>
          <table:covered-table-cell/>
        </table:table-row>
        <table:table-row table:style-name="Tableau3.3">
          <table:table-cell table:style-name="Tableau3.A12" office:value-type="string">
            <text:p text:style-name="P4">00 00 7f ff ff ff e1 <text:span text:style-name="T4">d8</text:span></text:p>
          </table:table-cell>
          <table:table-cell table:style-name="Tableau3.B8" office:value-type="string">
            <text:p text:style-name="P28">FF</text:p>
          </table:table-cell>
          <table:covered-table-cell/>
        </table:table-row>
        <table:table-row table:style-name="Tableau3.3">
          <table:table-cell table:style-name="Tableau3.A12" office:value-type="string">
            <text:p text:style-name="P4">00 00 7f ff ff ff e1 <text:span text:style-name="T4">d7</text:span></text:p>
          </table:table-cell>
          <table:table-cell table:style-name="Tableau3.B9" office:value-type="string">
            <text:p text:style-name="P28">FF</text:p>
          </table:table-cell>
          <table:covered-table-cell/>
        </table:table-row>
        <table:table-row table:style-name="Tableau3.3">
          <table:table-cell table:style-name="Tableau3.A12" office:value-type="string">
            <text:p text:style-name="P4">00 00 7f ff ff ff e1 <text:span text:style-name="T4">d6</text:span></text:p>
          </table:table-cell>
          <table:table-cell table:style-name="Tableau3.B10" office:value-type="string">
            <text:p text:style-name="P28">FF</text:p>
          </table:table-cell>
          <table:covered-table-cell/>
        </table:table-row>
        <table:table-row table:style-name="Tableau3.3">
          <table:table-cell table:style-name="Tableau3.A12" office:value-type="string">
            <text:p text:style-name="P4">00 00 7f ff ff ff e1 <text:span text:style-name="T4">d5</text:span></text:p>
          </table:table-cell>
          <table:table-cell table:style-name="Tableau3.B11" office:value-type="string">
            <text:p text:style-name="P28">E1</text:p>
          </table:table-cell>
          <table:covered-table-cell/>
        </table:table-row>
        <table:table-row table:style-name="Tableau3.3">
          <table:table-cell table:style-name="Tableau3.A12" office:value-type="string">
            <text:p text:style-name="P4">00 00 7f ff ff ff e1 <text:span text:style-name="T4">d4</text:span></text:p>
          </table:table-cell>
          <table:table-cell table:style-name="Tableau3.B12" office:value-type="string">
            <text:p text:style-name="P28">C2</text:p>
          </table:table-cell>
          <table:covered-table-cell/>
        </table:table-row>
        <table:table-row table:style-name="Tableau3.3">
          <table:table-cell table:style-name="Tableau3.A20" office:value-type="string">
            <text:p text:style-name="P4">00 00 7f ff ff ff e1 <text:span text:style-name="T4">d3</text:span></text:p>
          </table:table-cell>
          <table:table-cell table:style-name="Tableau3.B13" office:value-type="string">
            <text:p text:style-name="P26">00</text:p>
          </table:table-cell>
          <table:table-cell table:style-name="Tableau3.C13" table:number-rows-spanned="8" office:value-type="string">
            <text:p text:style-name="P28">ptrV1</text:p>
          </table:table-cell>
        </table:table-row>
        <table:table-row table:style-name="Tableau3.3">
          <table:table-cell table:style-name="Tableau3.A20" office:value-type="string">
            <text:p text:style-name="P4">00 00 7f ff ff ff e1 <text:span text:style-name="T4">d2</text:span></text:p>
          </table:table-cell>
          <table:table-cell table:style-name="Tableau3.B14" office:value-type="string">
            <text:p text:style-name="P26">00</text:p>
          </table:table-cell>
          <table:covered-table-cell/>
        </table:table-row>
        <table:table-row table:style-name="Tableau3.3">
          <table:table-cell table:style-name="Tableau3.A20" office:value-type="string">
            <text:p text:style-name="P4">00 00 7f ff ff ff e1 <text:span text:style-name="T4">d1</text:span></text:p>
          </table:table-cell>
          <table:table-cell table:style-name="Tableau3.B15" office:value-type="string">
            <text:p text:style-name="P26">7f</text:p>
          </table:table-cell>
          <table:covered-table-cell/>
        </table:table-row>
        <table:table-row table:style-name="Tableau3.3">
          <table:table-cell table:style-name="Tableau3.A20" office:value-type="string">
            <text:p text:style-name="P4">00 00 7f ff ff ff e1 <text:span text:style-name="T4">d0</text:span></text:p>
          </table:table-cell>
          <table:table-cell table:style-name="Tableau3.B16" office:value-type="string">
            <text:p text:style-name="P26">ff</text:p>
          </table:table-cell>
          <table:covered-table-cell/>
        </table:table-row>
        <table:table-row table:style-name="Tableau3.3">
          <table:table-cell table:style-name="Tableau3.A20" office:value-type="string">
            <text:p text:style-name="P4">00 00 7f ff ff ff e1 <text:span text:style-name="T1">cf</text:span></text:p>
          </table:table-cell>
          <table:table-cell table:style-name="Tableau3.B17" office:value-type="string">
            <text:p text:style-name="P26">ff</text:p>
          </table:table-cell>
          <table:covered-table-cell/>
        </table:table-row>
        <table:table-row table:style-name="Tableau3.3">
          <table:table-cell table:style-name="Tableau3.A20" office:value-type="string">
            <text:p text:style-name="P4">00 00 7f ff ff ff e1 <text:span text:style-name="T1">ce</text:span></text:p>
          </table:table-cell>
          <table:table-cell table:style-name="Tableau3.B18" office:value-type="string">
            <text:p text:style-name="P26">ff</text:p>
          </table:table-cell>
          <table:covered-table-cell/>
        </table:table-row>
        <table:table-row table:style-name="Tableau3.3">
          <table:table-cell table:style-name="Tableau3.A20" office:value-type="string">
            <text:p text:style-name="P4">00 00 7f ff ff ff e1 <text:span text:style-name="T1">cd</text:span></text:p>
          </table:table-cell>
          <table:table-cell table:style-name="Tableau3.B19" office:value-type="string">
            <text:p text:style-name="P26">e1</text:p>
          </table:table-cell>
          <table:covered-table-cell/>
        </table:table-row>
        <table:table-row table:style-name="Tableau3.3">
          <table:table-cell table:style-name="Tableau3.A20" office:value-type="string">
            <text:p text:style-name="P4">00 00 7f ff ff ff e1 <text:span text:style-name="T1">cc</text:span></text:p>
          </table:table-cell>
          <table:table-cell table:style-name="Tableau3.B20" office:value-type="string">
            <text:p text:style-name="P26">c0</text:p>
          </table:table-cell>
          <table:covered-table-cell/>
        </table:table-row>
        <table:table-row>
          <table:table-cell table:style-name="Tableau3.A28" office:value-type="string">
            <text:p text:style-name="P4">00 00 7f ff ff ff e1 <text:span text:style-name="T1">cb</text:span></text:p>
          </table:table-cell>
          <table:table-cell table:style-name="Tableau3.B21" office:value-type="string">
            <text:p text:style-name="P10">00</text:p>
          </table:table-cell>
          <table:table-cell table:style-name="Tableau3.C21" table:number-rows-spanned="8" office:value-type="string">
            <text:p text:style-name="P8"/>
            <text:p text:style-name="P10">ptr</text:p>
          </table:table-cell>
        </table:table-row>
        <table:table-row>
          <table:table-cell table:style-name="Tableau3.A28" office:value-type="string">
            <text:p text:style-name="P4">00 00 7f ff ff ff e1 <text:span text:style-name="T1">ca</text:span></text:p>
          </table:table-cell>
          <table:table-cell table:style-name="Tableau3.B22" office:value-type="string">
            <text:p text:style-name="P10">00</text:p>
          </table:table-cell>
          <table:covered-table-cell/>
        </table:table-row>
        <table:table-row>
          <table:table-cell table:style-name="Tableau3.A28" office:value-type="string">
            <text:p text:style-name="P4">00 00 7f ff ff ff e1 <text:span text:style-name="T1">c9</text:span></text:p>
          </table:table-cell>
          <table:table-cell table:style-name="Tableau3.B23" office:value-type="string">
            <text:p text:style-name="P10">7f</text:p>
          </table:table-cell>
          <table:covered-table-cell/>
        </table:table-row>
        <table:table-row>
          <table:table-cell table:style-name="Tableau3.A28" office:value-type="string">
            <text:p text:style-name="P4">00 00 7f ff ff ff e1 <text:span text:style-name="T1">c8</text:span></text:p>
          </table:table-cell>
          <table:table-cell table:style-name="Tableau3.B24" office:value-type="string">
            <text:p text:style-name="P10">ff</text:p>
          </table:table-cell>
          <table:covered-table-cell/>
        </table:table-row>
        <table:table-row>
          <table:table-cell table:style-name="Tableau3.A28" office:value-type="string">
            <text:p text:style-name="P4">00 00 7f ff ff ff e1 <text:span text:style-name="T1">c7</text:span></text:p>
          </table:table-cell>
          <table:table-cell table:style-name="Tableau3.B25" office:value-type="string">
            <text:p text:style-name="P10">ff</text:p>
          </table:table-cell>
          <table:covered-table-cell/>
        </table:table-row>
        <table:table-row>
          <table:table-cell table:style-name="Tableau3.A28" office:value-type="string">
            <text:p text:style-name="P4">00 00 7f ff ff ff e1 <text:span text:style-name="T1">c6</text:span></text:p>
          </table:table-cell>
          <table:table-cell table:style-name="Tableau3.B26" office:value-type="string">
            <text:p text:style-name="P10">ff</text:p>
          </table:table-cell>
          <table:covered-table-cell/>
        </table:table-row>
        <table:table-row>
          <table:table-cell table:style-name="Tableau3.A28" office:value-type="string">
            <text:p text:style-name="P4">00 00 7f ff ff ff e1 <text:span text:style-name="T1">c5</text:span></text:p>
          </table:table-cell>
          <table:table-cell table:style-name="Tableau3.B27" office:value-type="string">
            <text:p text:style-name="P10">e1</text:p>
          </table:table-cell>
          <table:covered-table-cell/>
        </table:table-row>
        <table:table-row>
          <table:table-cell table:style-name="Tableau3.A28" office:value-type="string">
            <text:p text:style-name="P4">00 00 7f ff ff ff e1 <text:span text:style-name="T1">c4</text:span></text:p>
          </table:table-cell>
          <table:table-cell table:style-name="Tableau3.B28" office:value-type="string">
            <text:p text:style-name="P10">c0</text:p>
          </table:table-cell>
          <table:covered-table-cell/>
        </table:table-row>
        <table:table-row table:style-name="Tableau3.3">
          <table:table-cell table:style-name="Tableau3.A30" office:value-type="string">
            <text:p text:style-name="P4">00 00 7f ff ff ff e1 <text:span text:style-name="T1">c3</text:span></text:p>
          </table:table-cell>
          <table:table-cell table:style-name="Tableau3.B29" office:value-type="string">
            <text:p text:style-name="P6">00</text:p>
          </table:table-cell>
          <table:table-cell table:style-name="Tableau3.C29" table:number-rows-spanned="2" office:value-type="string">
            <text:p text:style-name="P6">val2</text:p>
          </table:table-cell>
        </table:table-row>
        <table:table-row table:style-name="Tableau3.3">
          <table:table-cell table:style-name="Tableau3.A30" office:value-type="string">
            <text:p text:style-name="P4">00 00 7f ff ff ff e1 <text:span text:style-name="T1">c2</text:span></text:p>
          </table:table-cell>
          <table:table-cell table:style-name="Tableau3.B30" office:value-type="string">
            <text:p text:style-name="P6">02</text:p>
          </table:table-cell>
          <table:covered-table-cell/>
        </table:table-row>
        <table:table-row>
          <table:table-cell table:style-name="Tableau3.A31" office:value-type="string">
            <text:p text:style-name="P4">00 00 7f ff ff ff e1 <text:span text:style-name="T1">c1</text:span></text:p>
          </table:table-cell>
          <table:table-cell table:style-name="Tableau3.B31" office:value-type="string">
            <text:p text:style-name="P6">00</text:p>
          </table:table-cell>
          <table:table-cell table:style-name="Tableau3.C31" table:number-rows-spanned="2" office:value-type="string">
            <text:p text:style-name="P6">val1</text:p>
          </table:table-cell>
        </table:table-row>
        <table:table-row>
          <table:table-cell table:style-name="Tableau3.A32" office:value-type="string">
            <text:p text:style-name="P4"><text:bookmark-start text:name="__DdeLink__913_427350007511"/><text:bookmark-start text:name="__DdeLink__612_104818202011"/>00 00 7f ff ff ff e1 <text:span text:style-name="T1">c</text:span><text:bookmark-end text:name="__DdeLink__913_427350007511"/><text:bookmark-end text:name="__DdeLink__612_104818202011"/><text:span text:style-name="T1">0</text:span></text:p>
          </table:table-cell>
          <table:table-cell table:style-name="Tableau3.B32" office:value-type="string">
            <text:p text:style-name="P6">01</text:p>
          </table:table-cell>
          <table:covered-table-cell/>
        </table:table-row>
      </table:table>
      <text:p text:style-name="P12"/>
      <text:list xml:id="list153647283567688" text:continue-numbering="true" text:style-name="L2">
        <text:list-item>
          <text:p text:style-name="P19"><text:span text:style-name="T5">Étape</text:span><text:bookmark-start text:name="__DdeLink__925_4273500075"/> 4</text:p>
        </text:list-item>
      </text:list>
      <text:p text:style-name="P14"/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2">Adresse</text:p>
          </table:table-cell>
          <table:table-cell table:style-name="Tableau4.A1" office:value-type="string">
            <text:p text:style-name="P2">Valeur(sur 8 bits)<text:span text:style-name="T2"> en hexa</text:span></text:p>
          </table:table-cell>
          <table:table-cell table:style-name="Tableau4.C1" office:value-type="string">
            <text:p text:style-name="P2">Nom de la variable</text:p>
          </table:table-cell>
        </table:table-row>
        <table:table-row>
          <table:table-cell table:style-name="Tableau4.A2" office:value-type="string">
            <text:p text:style-name="P4">00 00 7f ff ff ff e1 <text:span text:style-name="T4">de</text:span></text:p>
          </table:table-cell>
          <table:table-cell table:style-name="Tableau4.A2" office:value-type="string">
            <text:p text:style-name="P8"/>
          </table:table-cell>
          <table:table-cell table:style-name="Tableau4.C2" office:value-type="string">
            <text:p text:style-name="P8"/>
          </table:table-cell>
        </table:table-row>
        <table:table-row table:style-name="Tableau4.3">
          <table:table-cell table:style-name="Tableau4.B4" office:value-type="string">
            <text:p text:style-name="P4">00 00 7f ff ff ff e1 <text:span text:style-name="T4">dd</text:span></text:p>
          </table:table-cell>
          <table:table-cell table:style-name="Tableau4.B4" office:value-type="string">
            <text:p text:style-name="P29">00</text:p>
          </table:table-cell>
          <table:table-cell table:style-name="Tableau4.C3" table:number-rows-spanned="2" office:value-type="string">
            <text:p text:style-name="P29">val1</text:p>
          </table:table-cell>
        </table:table-row>
        <table:table-row table:style-name="Tableau4.3">
          <table:table-cell table:style-name="Tableau4.B4" office:value-type="string">
            <text:p text:style-name="P4">00 00 7f ff ff ff e1 <text:span text:style-name="T4">dc</text:span></text:p>
          </table:table-cell>
          <table:table-cell table:style-name="Tableau4.B4" office:value-type="string">
            <text:p text:style-name="P29">01</text:p>
          </table:table-cell>
          <table:covered-table-cell/>
        </table:table-row>
        <table:table-row table:style-name="Tableau4.3">
          <table:table-cell table:style-name="Tableau4.B12" office:value-type="string">
            <text:p text:style-name="P4">00 00 7f ff ff ff e1 <text:span text:style-name="T4">db</text:span></text:p>
          </table:table-cell>
          <table:table-cell table:style-name="Tableau4.B12" office:value-type="string">
            <text:p text:style-name="P28">00</text:p>
          </table:table-cell>
          <table:table-cell table:style-name="Tableau4.C5" table:number-rows-spanned="8" office:value-type="string">
            <text:p text:style-name="P28">ptrV2</text:p>
          </table:table-cell>
        </table:table-row>
        <table:table-row table:style-name="Tableau4.3">
          <table:table-cell table:style-name="Tableau4.B12" office:value-type="string">
            <text:p text:style-name="P4">00 00 7f ff ff ff e1 <text:span text:style-name="T4">da</text:span></text:p>
          </table:table-cell>
          <table:table-cell table:style-name="Tableau4.B12" office:value-type="string">
            <text:p text:style-name="P28">00</text:p>
          </table:table-cell>
          <table:covered-table-cell/>
        </table:table-row>
        <table:table-row table:style-name="Tableau4.3">
          <table:table-cell table:style-name="Tableau4.B12" office:value-type="string">
            <text:p text:style-name="P4">00 00 7f ff ff ff e1 <text:span text:style-name="T4">d9</text:span></text:p>
          </table:table-cell>
          <table:table-cell table:style-name="Tableau4.B12" office:value-type="string">
            <text:p text:style-name="P28">FF</text:p>
          </table:table-cell>
          <table:covered-table-cell/>
        </table:table-row>
        <table:table-row table:style-name="Tableau4.3">
          <table:table-cell table:style-name="Tableau4.B12" office:value-type="string">
            <text:p text:style-name="P4">00 00 7f ff ff ff e1 <text:span text:style-name="T4">d8</text:span></text:p>
          </table:table-cell>
          <table:table-cell table:style-name="Tableau4.B12" office:value-type="string">
            <text:p text:style-name="P28">FF</text:p>
          </table:table-cell>
          <table:covered-table-cell/>
        </table:table-row>
        <table:table-row table:style-name="Tableau4.3">
          <table:table-cell table:style-name="Tableau4.B12" office:value-type="string">
            <text:p text:style-name="P4">00 00 7f ff ff ff e1 <text:span text:style-name="T4">d7</text:span></text:p>
          </table:table-cell>
          <table:table-cell table:style-name="Tableau4.B12" office:value-type="string">
            <text:p text:style-name="P28">FF</text:p>
          </table:table-cell>
          <table:covered-table-cell/>
        </table:table-row>
        <table:table-row table:style-name="Tableau4.3">
          <table:table-cell table:style-name="Tableau4.B12" office:value-type="string">
            <text:p text:style-name="P4">00 00 7f ff ff ff e1 <text:span text:style-name="T4">d6</text:span></text:p>
          </table:table-cell>
          <table:table-cell table:style-name="Tableau4.B12" office:value-type="string">
            <text:p text:style-name="P28">FF</text:p>
          </table:table-cell>
          <table:covered-table-cell/>
        </table:table-row>
        <table:table-row table:style-name="Tableau4.3">
          <table:table-cell table:style-name="Tableau4.B12" office:value-type="string">
            <text:p text:style-name="P4">00 00 7f ff ff ff e1 <text:span text:style-name="T4">d5</text:span></text:p>
          </table:table-cell>
          <table:table-cell table:style-name="Tableau4.B12" office:value-type="string">
            <text:p text:style-name="P28">E1</text:p>
          </table:table-cell>
          <table:covered-table-cell/>
        </table:table-row>
        <table:table-row table:style-name="Tableau4.3">
          <table:table-cell table:style-name="Tableau4.B12" office:value-type="string">
            <text:p text:style-name="P4">00 00 7f ff ff ff e1 <text:span text:style-name="T4">d4</text:span></text:p>
          </table:table-cell>
          <table:table-cell table:style-name="Tableau4.B12" office:value-type="string">
            <text:p text:style-name="P28">C2</text:p>
          </table:table-cell>
          <table:covered-table-cell/>
        </table:table-row>
        <table:table-row table:style-name="Tableau4.3">
          <table:table-cell table:style-name="Tableau4.B20" office:value-type="string">
            <text:p text:style-name="P4">00 00 7f ff ff ff e1 <text:span text:style-name="T4">d3</text:span></text:p>
          </table:table-cell>
          <table:table-cell table:style-name="Tableau4.B20" office:value-type="string">
            <text:p text:style-name="P26">00</text:p>
          </table:table-cell>
          <table:table-cell table:style-name="Tableau4.C13" table:number-rows-spanned="8" office:value-type="string">
            <text:p text:style-name="P28">ptrV1</text:p>
          </table:table-cell>
        </table:table-row>
        <table:table-row table:style-name="Tableau4.3">
          <table:table-cell table:style-name="Tableau4.B20" office:value-type="string">
            <text:p text:style-name="P4">00 00 7f ff ff ff e1 <text:span text:style-name="T4">d2</text:span></text:p>
          </table:table-cell>
          <table:table-cell table:style-name="Tableau4.B20" office:value-type="string">
            <text:p text:style-name="P26">00</text:p>
          </table:table-cell>
          <table:covered-table-cell/>
        </table:table-row>
        <table:table-row table:style-name="Tableau4.3">
          <table:table-cell table:style-name="Tableau4.B20" office:value-type="string">
            <text:p text:style-name="P4">00 00 7f ff ff ff e1 <text:span text:style-name="T4">d1</text:span></text:p>
          </table:table-cell>
          <table:table-cell table:style-name="Tableau4.B20" office:value-type="string">
            <text:p text:style-name="P26">7f</text:p>
          </table:table-cell>
          <table:covered-table-cell/>
        </table:table-row>
        <table:table-row table:style-name="Tableau4.3">
          <table:table-cell table:style-name="Tableau4.B20" office:value-type="string">
            <text:p text:style-name="P4">00 00 7f ff ff ff e1 <text:span text:style-name="T4">d0</text:span></text:p>
          </table:table-cell>
          <table:table-cell table:style-name="Tableau4.B20" office:value-type="string">
            <text:p text:style-name="P26">ff</text:p>
          </table:table-cell>
          <table:covered-table-cell/>
        </table:table-row>
        <table:table-row table:style-name="Tableau4.3">
          <table:table-cell table:style-name="Tableau4.B20" office:value-type="string">
            <text:p text:style-name="P4">00 00 7f ff ff ff e1 <text:span text:style-name="T1">cf</text:span></text:p>
          </table:table-cell>
          <table:table-cell table:style-name="Tableau4.B20" office:value-type="string">
            <text:p text:style-name="P26">ff</text:p>
          </table:table-cell>
          <table:covered-table-cell/>
        </table:table-row>
        <table:table-row table:style-name="Tableau4.3">
          <table:table-cell table:style-name="Tableau4.B20" office:value-type="string">
            <text:p text:style-name="P4">00 00 7f ff ff ff e1 <text:span text:style-name="T1">ce</text:span></text:p>
          </table:table-cell>
          <table:table-cell table:style-name="Tableau4.B20" office:value-type="string">
            <text:p text:style-name="P26">ff</text:p>
          </table:table-cell>
          <table:covered-table-cell/>
        </table:table-row>
        <table:table-row table:style-name="Tableau4.3">
          <table:table-cell table:style-name="Tableau4.B20" office:value-type="string">
            <text:p text:style-name="P4">00 00 7f ff ff ff e1 <text:span text:style-name="T1">cd</text:span></text:p>
          </table:table-cell>
          <table:table-cell table:style-name="Tableau4.B20" office:value-type="string">
            <text:p text:style-name="P26">e1</text:p>
          </table:table-cell>
          <table:covered-table-cell/>
        </table:table-row>
        <table:table-row table:style-name="Tableau4.3">
          <table:table-cell table:style-name="Tableau4.B20" office:value-type="string">
            <text:p text:style-name="P4">00 00 7f ff ff ff e1 <text:span text:style-name="T1">cc</text:span></text:p>
          </table:table-cell>
          <table:table-cell table:style-name="Tableau4.B20" office:value-type="string">
            <text:p text:style-name="P26">c0</text:p>
          </table:table-cell>
          <table:covered-table-cell/>
        </table:table-row>
        <table:table-row>
          <table:table-cell table:style-name="Tableau4.A28" office:value-type="string">
            <text:p text:style-name="P4">00 00 7f ff ff ff e1 <text:span text:style-name="T1">cb</text:span></text:p>
          </table:table-cell>
          <table:table-cell table:style-name="Tableau4.B28" office:value-type="string">
            <text:p text:style-name="P10">00</text:p>
          </table:table-cell>
          <table:table-cell table:style-name="Tableau4.C21" table:number-rows-spanned="8" office:value-type="string">
            <text:p text:style-name="P8"/>
            <text:p text:style-name="P10">ptr</text:p>
          </table:table-cell>
        </table:table-row>
        <table:table-row>
          <table:table-cell table:style-name="Tableau4.A28" office:value-type="string">
            <text:p text:style-name="P4">00 00 7f ff ff ff e1 <text:span text:style-name="T1">ca</text:span></text:p>
          </table:table-cell>
          <table:table-cell table:style-name="Tableau4.B28" office:value-type="string">
            <text:p text:style-name="P10">00</text:p>
          </table:table-cell>
          <table:covered-table-cell/>
        </table:table-row>
        <table:table-row>
          <table:table-cell table:style-name="Tableau4.A28" office:value-type="string">
            <text:p text:style-name="P4">00 00 7f ff ff ff e1 <text:span text:style-name="T1">c9</text:span></text:p>
          </table:table-cell>
          <table:table-cell table:style-name="Tableau4.B28" office:value-type="string">
            <text:p text:style-name="P10">7f</text:p>
          </table:table-cell>
          <table:covered-table-cell/>
        </table:table-row>
        <table:table-row>
          <table:table-cell table:style-name="Tableau4.A28" office:value-type="string">
            <text:p text:style-name="P4">00 00 7f ff ff ff e1 <text:span text:style-name="T1">c8</text:span></text:p>
          </table:table-cell>
          <table:table-cell table:style-name="Tableau4.B28" office:value-type="string">
            <text:p text:style-name="P10">ff</text:p>
          </table:table-cell>
          <table:covered-table-cell/>
        </table:table-row>
        <table:table-row>
          <table:table-cell table:style-name="Tableau4.A28" office:value-type="string">
            <text:p text:style-name="P4">00 00 7f ff ff ff e1 <text:span text:style-name="T1">c7</text:span></text:p>
          </table:table-cell>
          <table:table-cell table:style-name="Tableau4.B28" office:value-type="string">
            <text:p text:style-name="P10">ff</text:p>
          </table:table-cell>
          <table:covered-table-cell/>
        </table:table-row>
        <table:table-row>
          <table:table-cell table:style-name="Tableau4.A28" office:value-type="string">
            <text:p text:style-name="P4">00 00 7f ff ff ff e1 <text:span text:style-name="T1">c6</text:span></text:p>
          </table:table-cell>
          <table:table-cell table:style-name="Tableau4.B28" office:value-type="string">
            <text:p text:style-name="P10">ff</text:p>
          </table:table-cell>
          <table:covered-table-cell/>
        </table:table-row>
        <table:table-row>
          <table:table-cell table:style-name="Tableau4.A28" office:value-type="string">
            <text:p text:style-name="P4">00 00 7f ff ff ff e1 <text:span text:style-name="T1">c5</text:span></text:p>
          </table:table-cell>
          <table:table-cell table:style-name="Tableau4.B28" office:value-type="string">
            <text:p text:style-name="P10">e1</text:p>
          </table:table-cell>
          <table:covered-table-cell/>
        </table:table-row>
        <table:table-row>
          <table:table-cell table:style-name="Tableau4.A28" office:value-type="string">
            <text:p text:style-name="P4">00 00 7f ff ff ff e1 <text:span text:style-name="T1">c4</text:span></text:p>
          </table:table-cell>
          <table:table-cell table:style-name="Tableau4.B28" office:value-type="string">
            <text:p text:style-name="P10">c0</text:p>
          </table:table-cell>
          <table:covered-table-cell/>
        </table:table-row>
        <table:table-row table:style-name="Tableau4.3">
          <table:table-cell table:style-name="Tableau4.B30" office:value-type="string">
            <text:p text:style-name="P4">00 00 7f ff ff ff e1 <text:span text:style-name="T1">c3</text:span></text:p>
          </table:table-cell>
          <table:table-cell table:style-name="Tableau4.B30" office:value-type="string">
            <text:p text:style-name="P6">00</text:p>
          </table:table-cell>
          <table:table-cell table:style-name="Tableau4.C29" table:number-rows-spanned="2" office:value-type="string">
            <text:p text:style-name="P6">val2</text:p>
          </table:table-cell>
        </table:table-row>
        <table:table-row table:style-name="Tableau4.3">
          <table:table-cell table:style-name="Tableau4.B30" office:value-type="string">
            <text:p text:style-name="P4">00 00 7f ff ff ff e1 <text:span text:style-name="T1">c2</text:span></text:p>
          </table:table-cell>
          <table:table-cell table:style-name="Tableau4.B30" office:value-type="string">
            <text:p text:style-name="P6">0<text:span text:style-name="T6">1</text:span></text:p>
          </table:table-cell>
          <table:covered-table-cell/>
        </table:table-row>
        <table:table-row>
          <table:table-cell table:style-name="Tableau4.A31" office:value-type="string">
            <text:p text:style-name="P4">00 00 7f ff ff ff e1 <text:span text:style-name="T1">c1</text:span></text:p>
          </table:table-cell>
          <table:table-cell table:style-name="Tableau4.B31" office:value-type="string">
            <text:p text:style-name="P6">00</text:p>
          </table:table-cell>
          <table:table-cell table:style-name="Tableau4.C31" table:number-rows-spanned="2" office:value-type="string">
            <text:p text:style-name="P6">val1</text:p>
          </table:table-cell>
        </table:table-row>
        <table:table-row>
          <table:table-cell table:style-name="Tableau4.A32" office:value-type="string">
            <text:p text:style-name="P4"><text:bookmark-start text:name="__DdeLink__913_427350007512"/><text:bookmark-start text:name="__DdeLink__612_104818202012"/>00 00 7f ff ff ff e1 <text:span text:style-name="T1">c</text:span><text:bookmark-end text:name="__DdeLink__913_427350007512"/><text:bookmark-end text:name="__DdeLink__612_104818202012"/><text:span text:style-name="T1">0</text:span></text:p>
          </table:table-cell>
          <table:table-cell table:style-name="Tableau4.B32" office:value-type="string">
            <text:p text:style-name="P6">0<text:span text:style-name="T6">0</text:span></text:p>
          </table:table-cell>
          <table:covered-table-cell/>
        </table:table-row>
      </table:table>
      <text:p text:style-name="P14"/>
      <text:p text:style-name="P13"><text:bookmark-end text:name="__DdeLink__925_4273500075"/></text:p>
      <text:list xml:id="list153647657028628" text:continue-numbering="true" text:style-name="L2">
        <text:list-item>
          <text:p text:style-name="P19"><text:span text:style-name="T5">Étape</text:span> 5</text:p>
        </text:list-item>
      </text:list>
      <text:p text:style-name="P13"/>
      <table:table table:name="Tableau5" table:style-name="Tableau5">
        <table:table-column table:style-name="Tableau5.A" table:number-columns-repeated="3"/>
        <table:table-row>
          <table:table-cell table:style-name="Tableau5.A1" office:value-type="string">
            <text:p text:style-name="P2">Adresse</text:p>
          </table:table-cell>
          <table:table-cell table:style-name="Tableau5.A1" office:value-type="string">
            <text:p text:style-name="P2">Valeur(sur 8 bits)<text:span text:style-name="T2"> en hexa</text:span></text:p>
          </table:table-cell>
          <table:table-cell table:style-name="Tableau5.C1" office:value-type="string">
            <text:p text:style-name="P2">Nom de la variable</text:p>
          </table:table-cell>
        </table:table-row>
        <table:table-row>
          <table:table-cell table:style-name="Tableau5.A2" office:value-type="string">
            <text:p text:style-name="P4">00 00 7f ff ff ff e1 <text:span text:style-name="T4">de</text:span></text:p>
          </table:table-cell>
          <table:table-cell table:style-name="Tableau5.A2" office:value-type="string">
            <text:p text:style-name="P8"/>
          </table:table-cell>
          <table:table-cell table:style-name="Tableau5.C2" office:value-type="string">
            <text:p text:style-name="P8"/>
          </table:table-cell>
        </table:table-row>
        <table:table-row>
          <table:table-cell table:style-name="Tableau5.A2" office:value-type="string">
            <text:p text:style-name="P4">00 00 7f ff ff ff e1 <text:span text:style-name="T4">dd</text:span></text:p>
          </table:table-cell>
          <table:table-cell table:style-name="Tableau5.A2" office:value-type="string">
            <text:p text:style-name="P8"/>
          </table:table-cell>
          <table:table-cell table:style-name="Tableau5.C2" office:value-type="string">
            <text:p text:style-name="P8"/>
          </table:table-cell>
        </table:table-row>
        <table:table-row>
          <table:table-cell table:style-name="Tableau5.A2" office:value-type="string">
            <text:p text:style-name="P4">00 00 7f ff ff ff e1 <text:span text:style-name="T4">dc</text:span></text:p>
          </table:table-cell>
          <table:table-cell table:style-name="Tableau5.A2" office:value-type="string">
            <text:p text:style-name="P8"/>
          </table:table-cell>
          <table:table-cell table:style-name="Tableau5.C2" office:value-type="string">
            <text:p text:style-name="P8"/>
          </table:table-cell>
        </table:table-row>
        <table:table-row>
          <table:table-cell table:style-name="Tableau5.A2" office:value-type="string">
            <text:p text:style-name="P4">00 00 7f ff ff ff e1 <text:span text:style-name="T4">db</text:span></text:p>
          </table:table-cell>
          <table:table-cell table:style-name="Tableau5.A2" office:value-type="string">
            <text:p text:style-name="P8"/>
          </table:table-cell>
          <table:table-cell table:style-name="Tableau5.C2" office:value-type="string">
            <text:p text:style-name="P8"/>
          </table:table-cell>
        </table:table-row>
        <table:table-row>
          <table:table-cell table:style-name="Tableau5.A2" office:value-type="string">
            <text:p text:style-name="P4">00 00 7f ff ff ff e1 <text:span text:style-name="T4">da</text:span></text:p>
          </table:table-cell>
          <table:table-cell table:style-name="Tableau5.A2" office:value-type="string">
            <text:p text:style-name="P8"/>
          </table:table-cell>
          <table:table-cell table:style-name="Tableau5.C2" office:value-type="string">
            <text:p text:style-name="P8"/>
          </table:table-cell>
        </table:table-row>
        <table:table-row>
          <table:table-cell table:style-name="Tableau5.A2" office:value-type="string">
            <text:p text:style-name="P4">00 00 7f ff ff ff e1 <text:span text:style-name="T4">d9</text:span></text:p>
          </table:table-cell>
          <table:table-cell table:style-name="Tableau5.A2" office:value-type="string">
            <text:p text:style-name="P8"/>
          </table:table-cell>
          <table:table-cell table:style-name="Tableau5.C2" office:value-type="string">
            <text:p text:style-name="P8"/>
          </table:table-cell>
        </table:table-row>
        <table:table-row>
          <table:table-cell table:style-name="Tableau5.A2" office:value-type="string">
            <text:p text:style-name="P4">00 00 7f ff ff ff e1 <text:span text:style-name="T4">d8</text:span></text:p>
          </table:table-cell>
          <table:table-cell table:style-name="Tableau5.A2" office:value-type="string">
            <text:p text:style-name="P8"/>
          </table:table-cell>
          <table:table-cell table:style-name="Tableau5.C2" office:value-type="string">
            <text:p text:style-name="P8"/>
          </table:table-cell>
        </table:table-row>
        <table:table-row>
          <table:table-cell table:style-name="Tableau5.A2" office:value-type="string">
            <text:p text:style-name="P4">00 00 7f ff ff ff e1 <text:span text:style-name="T4">d7</text:span></text:p>
          </table:table-cell>
          <table:table-cell table:style-name="Tableau5.A2" office:value-type="string">
            <text:p text:style-name="P8"/>
          </table:table-cell>
          <table:table-cell table:style-name="Tableau5.C2" office:value-type="string">
            <text:p text:style-name="P8"/>
          </table:table-cell>
        </table:table-row>
        <table:table-row>
          <table:table-cell table:style-name="Tableau5.A2" office:value-type="string">
            <text:p text:style-name="P4">00 00 7f ff ff ff e1 <text:span text:style-name="T4">d6</text:span></text:p>
          </table:table-cell>
          <table:table-cell table:style-name="Tableau5.A2" office:value-type="string">
            <text:p text:style-name="P8"/>
          </table:table-cell>
          <table:table-cell table:style-name="Tableau5.C2" office:value-type="string">
            <text:p text:style-name="P8"/>
          </table:table-cell>
        </table:table-row>
        <table:table-row>
          <table:table-cell table:style-name="Tableau5.A2" office:value-type="string">
            <text:p text:style-name="P4">00 00 7f ff ff ff e1 <text:span text:style-name="T4">d5</text:span></text:p>
          </table:table-cell>
          <table:table-cell table:style-name="Tableau5.A2" office:value-type="string">
            <text:p text:style-name="P8"/>
          </table:table-cell>
          <table:table-cell table:style-name="Tableau5.C2" office:value-type="string">
            <text:p text:style-name="P8"/>
          </table:table-cell>
        </table:table-row>
        <table:table-row>
          <table:table-cell table:style-name="Tableau5.A2" office:value-type="string">
            <text:p text:style-name="P4">00 00 7f ff ff ff e1 <text:span text:style-name="T4">d4</text:span></text:p>
          </table:table-cell>
          <table:table-cell table:style-name="Tableau5.A2" office:value-type="string">
            <text:p text:style-name="P8"/>
          </table:table-cell>
          <table:table-cell table:style-name="Tableau5.C2" office:value-type="string">
            <text:p text:style-name="P8"/>
          </table:table-cell>
        </table:table-row>
        <table:table-row>
          <table:table-cell table:style-name="Tableau5.A2" office:value-type="string">
            <text:p text:style-name="P4">00 00 7f ff ff ff e1 <text:span text:style-name="T4">d3</text:span></text:p>
          </table:table-cell>
          <table:table-cell table:style-name="Tableau5.A2" office:value-type="string">
            <text:p text:style-name="P8"/>
          </table:table-cell>
          <table:table-cell table:style-name="Tableau5.C2" office:value-type="string">
            <text:p text:style-name="P8"/>
          </table:table-cell>
        </table:table-row>
        <table:table-row>
          <table:table-cell table:style-name="Tableau5.A2" office:value-type="string">
            <text:p text:style-name="P4">00 00 7f ff ff ff e1 <text:span text:style-name="T4">d2</text:span></text:p>
          </table:table-cell>
          <table:table-cell table:style-name="Tableau5.A2" office:value-type="string">
            <text:p text:style-name="P8"/>
          </table:table-cell>
          <table:table-cell table:style-name="Tableau5.C2" office:value-type="string">
            <text:p text:style-name="P8"/>
          </table:table-cell>
        </table:table-row>
        <table:table-row>
          <table:table-cell table:style-name="Tableau5.A2" office:value-type="string">
            <text:p text:style-name="P4">00 00 7f ff ff ff e1 <text:span text:style-name="T4">d1</text:span></text:p>
          </table:table-cell>
          <table:table-cell table:style-name="Tableau5.A2" office:value-type="string">
            <text:p text:style-name="P8"/>
          </table:table-cell>
          <table:table-cell table:style-name="Tableau5.C2" office:value-type="string">
            <text:p text:style-name="P8"/>
          </table:table-cell>
        </table:table-row>
        <table:table-row>
          <table:table-cell table:style-name="Tableau5.A2" office:value-type="string">
            <text:p text:style-name="P4">00 00 7f ff ff ff e1 <text:span text:style-name="T4">d0</text:span></text:p>
          </table:table-cell>
          <table:table-cell table:style-name="Tableau5.A2" office:value-type="string">
            <text:p text:style-name="P8"/>
          </table:table-cell>
          <table:table-cell table:style-name="Tableau5.C2" office:value-type="string">
            <text:p text:style-name="P8"/>
          </table:table-cell>
        </table:table-row>
        <table:table-row>
          <table:table-cell table:style-name="Tableau5.A2" office:value-type="string">
            <text:p text:style-name="P4">00 00 7f ff ff ff e1 <text:span text:style-name="T1">cf</text:span></text:p>
          </table:table-cell>
          <table:table-cell table:style-name="Tableau5.A2" office:value-type="string">
            <text:p text:style-name="P8"/>
          </table:table-cell>
          <table:table-cell table:style-name="Tableau5.C2" office:value-type="string">
            <text:p text:style-name="P8"/>
          </table:table-cell>
        </table:table-row>
        <table:table-row>
          <table:table-cell table:style-name="Tableau5.A2" office:value-type="string">
            <text:p text:style-name="P4">00 00 7f ff ff ff e1 <text:span text:style-name="T1">ce</text:span></text:p>
          </table:table-cell>
          <table:table-cell table:style-name="Tableau5.A2" office:value-type="string">
            <text:p text:style-name="P8"/>
          </table:table-cell>
          <table:table-cell table:style-name="Tableau5.C2" office:value-type="string">
            <text:p text:style-name="P8"/>
          </table:table-cell>
        </table:table-row>
        <table:table-row>
          <table:table-cell table:style-name="Tableau5.A2" office:value-type="string">
            <text:p text:style-name="P4">00 00 7f ff ff ff e1 <text:span text:style-name="T1">cd</text:span></text:p>
          </table:table-cell>
          <table:table-cell table:style-name="Tableau5.A2" office:value-type="string">
            <text:p text:style-name="P8"/>
          </table:table-cell>
          <table:table-cell table:style-name="Tableau5.C2" office:value-type="string">
            <text:p text:style-name="P8"/>
          </table:table-cell>
        </table:table-row>
        <table:table-row>
          <table:table-cell table:style-name="Tableau5.A2" office:value-type="string">
            <text:p text:style-name="P4">00 00 7f ff ff ff e1 <text:span text:style-name="T1">cc</text:span></text:p>
          </table:table-cell>
          <table:table-cell table:style-name="Tableau5.A2" office:value-type="string">
            <text:p text:style-name="P8"/>
          </table:table-cell>
          <table:table-cell table:style-name="Tableau5.C2" office:value-type="string">
            <text:p text:style-name="P8"/>
          </table:table-cell>
        </table:table-row>
        <table:table-row>
          <table:table-cell table:style-name="Tableau5.A28" office:value-type="string">
            <text:p text:style-name="P4">00 00 7f ff ff ff e1 <text:span text:style-name="T1">cb</text:span></text:p>
          </table:table-cell>
          <table:table-cell table:style-name="Tableau5.B28" office:value-type="string">
            <text:p text:style-name="P10">00</text:p>
          </table:table-cell>
          <table:table-cell table:style-name="Tableau5.C21" table:number-rows-spanned="8" office:value-type="string">
            <text:p text:style-name="P8"/>
            <text:p text:style-name="P10">ptr</text:p>
          </table:table-cell>
        </table:table-row>
        <table:table-row>
          <table:table-cell table:style-name="Tableau5.A28" office:value-type="string">
            <text:p text:style-name="P4">00 00 7f ff ff ff e1 <text:span text:style-name="T1">ca</text:span></text:p>
          </table:table-cell>
          <table:table-cell table:style-name="Tableau5.B28" office:value-type="string">
            <text:p text:style-name="P10">00</text:p>
          </table:table-cell>
          <table:covered-table-cell/>
        </table:table-row>
        <table:table-row>
          <table:table-cell table:style-name="Tableau5.A28" office:value-type="string">
            <text:p text:style-name="P4">00 00 7f ff ff ff e1 <text:span text:style-name="T1">c9</text:span></text:p>
          </table:table-cell>
          <table:table-cell table:style-name="Tableau5.B28" office:value-type="string">
            <text:p text:style-name="P10">7f</text:p>
          </table:table-cell>
          <table:covered-table-cell/>
        </table:table-row>
        <table:table-row>
          <table:table-cell table:style-name="Tableau5.A28" office:value-type="string">
            <text:p text:style-name="P4">00 00 7f ff ff ff e1 <text:span text:style-name="T1">c8</text:span></text:p>
          </table:table-cell>
          <table:table-cell table:style-name="Tableau5.B28" office:value-type="string">
            <text:p text:style-name="P10">ff</text:p>
          </table:table-cell>
          <table:covered-table-cell/>
        </table:table-row>
        <table:table-row>
          <table:table-cell table:style-name="Tableau5.A28" office:value-type="string">
            <text:p text:style-name="P4">00 00 7f ff ff ff e1 <text:span text:style-name="T1">c7</text:span></text:p>
          </table:table-cell>
          <table:table-cell table:style-name="Tableau5.B28" office:value-type="string">
            <text:p text:style-name="P10">ff</text:p>
          </table:table-cell>
          <table:covered-table-cell/>
        </table:table-row>
        <table:table-row>
          <table:table-cell table:style-name="Tableau5.A28" office:value-type="string">
            <text:p text:style-name="P4">00 00 7f ff ff ff e1 <text:span text:style-name="T1">c6</text:span></text:p>
          </table:table-cell>
          <table:table-cell table:style-name="Tableau5.B28" office:value-type="string">
            <text:p text:style-name="P10">ff</text:p>
          </table:table-cell>
          <table:covered-table-cell/>
        </table:table-row>
        <table:table-row>
          <table:table-cell table:style-name="Tableau5.A28" office:value-type="string">
            <text:p text:style-name="P4">00 00 7f ff ff ff e1 <text:span text:style-name="T1">c5</text:span></text:p>
          </table:table-cell>
          <table:table-cell table:style-name="Tableau5.B28" office:value-type="string">
            <text:p text:style-name="P10">e1</text:p>
          </table:table-cell>
          <table:covered-table-cell/>
        </table:table-row>
        <table:table-row>
          <table:table-cell table:style-name="Tableau5.A28" office:value-type="string">
            <text:p text:style-name="P4">00 00 7f ff ff ff e1 <text:span text:style-name="T1">c4</text:span></text:p>
          </table:table-cell>
          <table:table-cell table:style-name="Tableau5.B28" office:value-type="string">
            <text:p text:style-name="P10">c0</text:p>
          </table:table-cell>
          <table:covered-table-cell/>
        </table:table-row>
        <table:table-row table:style-name="Tableau5.29">
          <table:table-cell table:style-name="Tableau5.B30" office:value-type="string">
            <text:p text:style-name="P4">00 00 7f ff ff ff e1 <text:span text:style-name="T1">c3</text:span></text:p>
          </table:table-cell>
          <table:table-cell table:style-name="Tableau5.B30" office:value-type="string">
            <text:p text:style-name="P6">00</text:p>
          </table:table-cell>
          <table:table-cell table:style-name="Tableau5.C29" table:number-rows-spanned="2" office:value-type="string">
            <text:p text:style-name="P6">val2</text:p>
          </table:table-cell>
        </table:table-row>
        <table:table-row table:style-name="Tableau5.29">
          <table:table-cell table:style-name="Tableau5.B30" office:value-type="string">
            <text:p text:style-name="P4">00 00 7f ff ff ff e1 <text:span text:style-name="T1">c2</text:span></text:p>
          </table:table-cell>
          <table:table-cell table:style-name="Tableau5.B30" office:value-type="string">
            <text:p text:style-name="P6">0<text:span text:style-name="T6">1</text:span></text:p>
          </table:table-cell>
          <table:covered-table-cell/>
        </table:table-row>
        <table:table-row>
          <table:table-cell table:style-name="Tableau5.A31" office:value-type="string">
            <text:p text:style-name="P4">00 00 7f ff ff ff e1 <text:span text:style-name="T1">c1</text:span></text:p>
          </table:table-cell>
          <table:table-cell table:style-name="Tableau5.B31" office:value-type="string">
            <text:p text:style-name="P6">00</text:p>
          </table:table-cell>
          <table:table-cell table:style-name="Tableau5.C31" table:number-rows-spanned="2" office:value-type="string">
            <text:p text:style-name="P6">val1</text:p>
          </table:table-cell>
        </table:table-row>
        <table:table-row>
          <table:table-cell table:style-name="Tableau5.A32" office:value-type="string">
            <text:p text:style-name="P4"><text:bookmark-start text:name="__DdeLink__913_427350007513"/><text:bookmark-start text:name="__DdeLink__612_104818202013"/>00 00 7f ff ff ff e1 <text:span text:style-name="T1">c</text:span><text:bookmark-end text:name="__DdeLink__913_427350007513"/><text:bookmark-end text:name="__DdeLink__612_104818202013"/><text:span text:style-name="T1">0</text:span></text:p>
          </table:table-cell>
          <table:table-cell table:style-name="Tableau5.B32" office:value-type="string">
            <text:p text:style-name="P6">0<text:span text:style-name="T6">0</text:span></text:p>
          </table:table-cell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08:56:52.184967489</meta:creation-date>
    <dc:date>2019-12-02T15:36:45.886763336</dc:date>
    <meta:editing-duration>PT36M45S</meta:editing-duration>
    <meta:editing-cycles>9</meta:editing-cycles>
    <meta:generator>LibreOffice/6.2.6.2$Linux_X86_64 LibreOffice_project/20$Build-2</meta:generator>
    <meta:document-statistic meta:table-count="5" meta:image-count="0" meta:object-count="0" meta:page-count="5" meta:paragraph-count="297" meta:word-count="1322" meta:character-count="3843" meta:non-whitespace-character-count="2823"/>
  </office:meta>
</office:document-meta>
</file>